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paragraph-properties fo:margin-left="0.9791in" fo:text-indent="-0.9791in">
        <style:tab-stops/>
      </style:paragraph-properties>
    </style:style>
    <style:style style:name="P4" style:parent-style-name="Standard" style:family="paragraph">
      <style:paragraph-properties fo:margin-left="0.9791in" fo:text-indent="-0.9791in">
        <style:tab-stops/>
      </style:paragraph-properties>
    </style:style>
    <style:style style:name="P5" style:parent-style-name="Standard" style:family="paragraph">
      <style:paragraph-properties fo:margin-left="0.9791in" fo:text-indent="-0.9791in">
        <style:tab-stops/>
      </style:paragraph-properties>
    </style:style>
    <style:style style:name="P6" style:parent-style-name="Standard" style:family="paragraph">
      <style:paragraph-properties fo:margin-left="0.9791in" fo:text-indent="-0.9791in">
        <style:tab-stops/>
      </style:paragraph-properties>
    </style:style>
    <style:style style:name="TableColumn8" style:family="table-column">
      <style:table-column-properties style:column-width="1.5125in"/>
    </style:style>
    <style:style style:name="TableColumn9" style:family="table-column">
      <style:table-column-properties style:column-width="1.1868in"/>
    </style:style>
    <style:style style:name="TableColumn10" style:family="table-column">
      <style:table-column-properties style:column-width="1.1826in"/>
    </style:style>
    <style:style style:name="TableColumn11" style:family="table-column">
      <style:table-column-properties style:column-width="1.2034in"/>
    </style:style>
    <style:style style:name="TableColumn12" style:family="table-column">
      <style:table-column-properties style:column-width="1.2076in"/>
    </style:style>
    <style:style style:name="Table7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paragraph-properties fo:margin-bottom="0in" fo:line-height="100%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/>
    </style:style>
    <style:style style:name="P68" style:parent-style-name="Standard" style:family="paragraph">
      <style:paragraph-properties fo:margin-bottom="0in" fo:line-height="100%"/>
    </style:style>
    <style:style style:name="P69" style:parent-style-name="Standard" style:family="paragraph">
      <style:paragraph-properties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bottom="0in" fo:line-height="100%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P106" style:parent-style-name="Standard" style:family="paragraph">
      <style:paragraph-properties fo:margin-bottom="0in" fo:line-height="100%"/>
    </style:style>
    <style:style style:name="P107" style:parent-style-name="Standard" style:family="paragraph">
      <style:paragraph-properties fo:margin-bottom="0in" fo:line-height="100%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P111" style:parent-style-name="Standard" style:family="paragraph">
      <style:paragraph-properties fo:margin-bottom="0in" fo:line-height="100%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font-weight="bold" style:font-weight-asian="bold"/>
    </style:style>
    <style:style style:name="P122" style:parent-style-name="Standard" style:family="paragraph">
      <style:paragraph-properties fo:margin-bottom="0in" fo:line-height="100%"/>
    </style:style>
    <style:style style:name="P123" style:parent-style-name="Standard" style:family="paragraph">
      <style:paragraph-properties fo:margin-bottom="0in" fo:line-height="100%"/>
    </style:style>
    <style:style style:name="P124" style:parent-style-name="Standard" style:family="paragraph">
      <style:paragraph-properties fo:margin-bottom="0in" fo:line-height="100%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P130" style:parent-style-name="Standard" style:family="paragraph">
      <style:paragraph-properties fo:margin-bottom="0in" fo:line-height="100%"/>
    </style:style>
    <style:style style:name="P131" style:parent-style-name="Standard" style:family="paragraph">
      <style:paragraph-properties fo:margin-bottom="0in" fo:line-height="100%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P135" style:parent-style-name="Standard" style:family="paragraph">
      <style:paragraph-properties fo:margin-bottom="0in" fo:line-height="100%"/>
    </style:style>
    <style:style style:name="P136" style:parent-style-name="Standard" style:family="paragraph">
      <style:paragraph-properties fo:margin-bottom="0in" fo:line-height="100%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1. Zielbestimmung<text:s/></text:p>
      <text:p text:style-name="Standard">Das zu entwickelnde System soll die Verwaltung von Medien und Nutzern im Rahmen einer Lehrstuhlbibliothek ermöglichen. <text:s/>Dabei sollen besonders die verschiedenen<text:s/>Medienarten und deren Ausleihe im Fokus stehen.</text:p>
      <text:p text:style-name="Standard"/>
      <text:p text:style-name="Standard">2. Produkteinsatz<text:s/></text:p>
      <text:p text:style-name="Standard">Zu entwickeln ist ein rechnergestütztes System, welches von verschiedenen registrierten Mitarbeitern und Sekretärinnen an unterschiedlichen Rechnern bedient werden kann.</text:p>
      <text:p text:style-name="Standard"/>
      <text:p text:style-name="Standard">3. Produktübersicht <text:s/></text:p>
      <text:p text:style-name="P2">????</text:p>
      <text:p text:style-name="Standard"/>
      <text:p text:style-name="Standard">4. Produktfunktionen<text:s/></text:p>
      <text:p text:style-name="Standard">/LF10/<text:tab/><text:tab/>Verwaltung von Medien einschließlich der Medienart und Stückzahl</text:p>
      <text:p text:style-name="Standard">/LF20/<text:tab/><text:tab/>Administration in Form einer Rechteverwaltung</text:p>
      <text:p text:style-name="Standard">/LF30/<text:tab/><text:tab/>Erstellung von Nutzergruppen anhand der vergebenen Rechte</text:p>
      <text:p text:style-name="P3">/LF40/<text:tab/><text:tab/>Ausleihe von Medien und Bestimmung der Ausleihdauer anhand folgender Daten<text:s/></text:p>
      <text:p text:style-name="Standard"><text:tab/><text:tab/><text:tab/>- Gruppenzugehörigkeit des Nutzers, Art des Mediums</text:p>
      <text:p text:style-name="Standard">/LF50/<text:tab/><text:tab/>Abruf der Status der einzelnen Medien</text:p>
      <text:p text:style-name="Standard">/LF60/<text:tab/><text:tab/>Automatisches Versenden von Warnungen und Mahnungen an Nutzer</text:p>
      <text:p text:style-name="P4">/LF70/<text:tab/><text:tab/>Bearbeitung von Ausleihdaten, insbesondere Verlängerung der Ausleihdauer sofern das Medium nicht vorbestellt ist</text:p>
      <text:p text:style-name="P5">/LF80/<text:tab/>Suche im Medienkatalog über Metadaten und Inhalt des Mediums sofern vorhanden</text:p>
      <text:p text:style-name="P6"/>
      <text:p text:style-name="Standard">5. Produktdaten<text:s/></text:p>
      <text:p text:style-name="Standard">/LD10/<text:tab/><text:tab/>Mediendaten</text:p>
      <text:p text:style-name="Standard"><text:tab/><text:tab/><text:tab/>M_ID, Titel, Autor, ISBN, Erscheinungsjahr, Auflage</text:p>
      <text:p text:style-name="Standard">/LD20/<text:tab/><text:tab/>Mediendaten von physikalischen Medien</text:p>
      <text:p text:style-name="Standard"><text:tab/><text:tab/><text:tab/>PM_ID, M_ID, Ausleihstatus, Rückgabedatum, VorbestelltVon</text:p>
      <text:p text:style-name="Standard">/LD30/<text:tab/><text:tab/>Nutzerdaten</text:p>
      <text:p text:style-name="Standard"><text:tab/><text:tab/><text:tab/>N_ID, Name, Mail, Adresse, R_ID</text:p>
      <text:p text:style-name="Standard">/LD40/<text:tab/><text:tab/>Rechtegruppendaten</text:p>
      <text:p text:style-name="Standard"><text:tab/><text:tab/><text:tab/>R_ID, Rechte</text:p>
      <text:p text:style-name="Standard"/>
      <text:p text:style-name="Standard">6. Produktleistungen<text:s/></text:p>
      <text:p text:style-name="Standard"/>
      <text:p text:style-name="Standard"/>
      <text:p text:style-name="Standard">7. Qualitätsanforderunge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duktqualität</text:p>
          </table:table-cell>
          <table:table-cell table:style-name="TableCell16">
            <text:p text:style-name="P17">Sehr gut</text:p>
          </table:table-cell>
          <table:table-cell table:style-name="TableCell18">
            <text:p text:style-name="P19">Gut</text:p>
          </table:table-cell>
          <table:table-cell table:style-name="TableCell20">
            <text:p text:style-name="P21">Normal</text:p>
          </table:table-cell>
          <table:table-cell table:style-name="TableCell22">
            <text:p text:style-name="P23">Nicht relevant</text:p>
          </table:table-cell>
        </table:table-row>
        <table:table-row table:style-name="TableRow24">
          <table:table-cell table:style-name="TableCell25">
            <text:p text:style-name="P26">Funktionalität</text:p>
            <text:p text:style-name="P27">Angemessenheit</text:p>
            <text:p text:style-name="P28">Richtigkeit</text:p>
            <text:p text:style-name="P29">Interoperabilität</text:p>
            <text:p text:style-name="P30">Sicherheit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  <text:p text:style-name="P37">X</text:p>
            <text:p text:style-name="P38">X</text:p>
            <text:p text:style-name="P39"/>
            <text:p text:style-name="P40">X</text:p>
          </table:table-cell>
          <table:table-cell table:style-name="TableCell41">
            <text:p text:style-name="P42"/>
            <text:p text:style-name="P43"/>
            <text:p text:style-name="P44"/>
            <text:p text:style-name="P45">X</text:p>
          </table:table-cell>
        </table:table-row>
        <table:table-row table:style-name="TableRow46">
          <table:table-cell table:style-name="TableCell47">
            <text:p text:style-name="P48">Zuverlässigkeit</text:p>
            <text:p text:style-name="P49">Reife</text:p>
            <text:p text:style-name="P50">Fehlertoleranz</text:p>
            <text:p text:style-name="P51">Wiederherstellbarkeit</text:p>
          </table:table-cell>
          <table:table-cell table:style-name="TableCell52">
            <text:p text:style-name="P53"/>
            <text:p text:style-name="P54"/>
            <text:p text:style-name="P55"/>
            <text:p text:style-name="P56">X</text:p>
          </table:table-cell>
          <table:table-cell table:style-name="TableCell57">
            <text:p text:style-name="P58"/>
            <text:p text:style-name="P59">X</text:p>
            <text:p text:style-name="P60">X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Benutzbarkeit</text:p>
            <text:p text:style-name="P68">Verständlichkeit</text:p>
            <text:p text:style-name="P69">Erlernbarkeit</text:p>
            <text:p text:style-name="P70">Bedienbarkeit</text:p>
          </table:table-cell>
          <table:table-cell table:style-name="TableCell71">
            <text:p text:style-name="P72"/>
            <text:p text:style-name="P73">X</text:p>
            <text:p text:style-name="P74">X</text:p>
            <text:p text:style-name="P75">X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Effizienz</text:p>
            <text:p text:style-name="P85">Zeitverhalten</text:p>
            <text:p text:style-name="P86">Verbrauchsverhalten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  <text:p text:style-name="P93">X</text:p>
            <text:p text:style-name="P94">X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Änderbarkeit</text:p>
            <text:p text:style-name="P100">Analysierbarkeit</text:p>
            <text:p text:style-name="P101">Modifizierbarkeit</text:p>
            <text:p text:style-name="P102">Stabilität</text:p>
            <text:p text:style-name="P103">Prüfbarkeit</text:p>
          </table:table-cell>
          <table:table-cell table:style-name="TableCell104">
            <text:p text:style-name="P105"/>
            <text:p text:style-name="P106"/>
            <text:p text:style-name="P107"/>
            <text:p text:style-name="P108">X</text:p>
          </table:table-cell>
          <table:table-cell table:style-name="TableCell109">
            <text:p text:style-name="P110"/>
            <text:p text:style-name="P111">X</text:p>
            <text:p text:style-name="P112"/>
            <text:p text:style-name="P113"/>
            <text:p text:style-name="P114">X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Übertragbarkeit</text:p>
            <text:p text:style-name="P122">Anpassbarkeit</text:p>
            <text:p text:style-name="P123">Installierbarkeit</text:p>
            <text:p text:style-name="P124">Konformität</text:p>
            <text:p text:style-name="P125">Austauschbarkeit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  <text:p text:style-name="P130"/>
            <text:p text:style-name="P131">X</text:p>
            <text:p text:style-name="P132"/>
          </table:table-cell>
          <table:table-cell table:style-name="TableCell133">
            <text:p text:style-name="P134"/>
            <text:p text:style-name="P135">X</text:p>
            <text:p text:style-name="P136"/>
            <text:p text:style-name="P137">X</text:p>
            <text:p text:style-name="P138">X</text:p>
          </table:table-cell>
          <table:table-cell table:style-name="TableCell139">
            <text:p text:style-name="P1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Krien</meta:initial-creator>
    <dc:creator>Alexandra Krien</dc:creator>
    <meta:creation-date>2015-12-27T13:42:00Z</meta:creation-date>
    <dc:date>2015-12-27T15:06:00Z</dc:date>
    <meta:template xlink:href="Normal.dotm" xlink:type="simple"/>
    <meta:editing-cycles>6</meta:editing-cycles>
    <meta:editing-duration>PT0S</meta:editing-duration>
    <meta:document-statistic meta:page-count="2" meta:paragraph-count="3" meta:word-count="272" meta:character-count="1983" meta:row-count="14" meta:non-whitespace-character-count="1714"/>
  </office:meta>
</office:document-meta>
</file>